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style:font-face style:name="Roboto" svg:font-family="Roboto, sans-serif"/>
    <style:font-face style:name="Texta" svg:font-family="Texta"/>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Text_20_body">
      <style:text-properties officeooo:paragraph-rsid="001509d3"/>
    </style:style>
    <style:style style:name="P2" style:family="paragraph" style:parent-style-name="Text_20_body">
      <style:text-properties officeooo:paragraph-rsid="001a9fba"/>
    </style:style>
    <style:style style:name="P3" style:family="paragraph" style:parent-style-name="Text_20_body">
      <style:paragraph-properties fo:text-indent="0in" style:auto-text-indent="false"/>
      <style:text-properties officeooo:paragraph-rsid="001a9fba"/>
    </style:style>
    <style:style style:name="P4" style:family="paragraph" style:parent-style-name="Text_20_body">
      <style:paragraph-properties fo:text-indent="0in" style:auto-text-indent="false"/>
      <style:text-properties officeooo:rsid="00158219" officeooo:paragraph-rsid="0016d957"/>
    </style:style>
    <style:style style:name="P5" style:family="paragraph" style:parent-style-name="Text_20_body">
      <style:paragraph-properties fo:text-indent="0in" style:auto-text-indent="false"/>
      <style:text-properties officeooo:rsid="0016d957" officeooo:paragraph-rsid="0016d957"/>
    </style:style>
    <style:style style:name="P6" style:family="paragraph" style:parent-style-name="Text_20_body">
      <style:text-properties fo:font-variant="normal" fo:text-transform="none" fo:color="#000000" loext:opacity="100%" style:font-name="Times New Roman" fo:font-size="12pt" fo:letter-spacing="normal" fo:font-style="normal" fo:font-weight="normal" officeooo:rsid="001b0b2b" officeooo:paragraph-rsid="001b0b2b" style:font-weight-asian="normal" style:font-weight-complex="normal"/>
    </style:style>
    <style:style style:name="P7" style:family="paragraph" style:parent-style-name="Text_20_body">
      <style:paragraph-properties fo:margin-left="0in" fo:margin-right="0in" fo:text-align="justify" style:justify-single-word="false" fo:orphans="2" fo:widows="2" fo:text-indent="0in" style:auto-text-indent="false"/>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officeooo:rsid="0026dce9" officeooo:paragraph-rsid="0026dce9"/>
    </style:style>
    <style:style style:name="P10" style:family="paragraph" style:parent-style-name="Text_20_body">
      <style:text-properties officeooo:rsid="002bae32" officeooo:paragraph-rsid="002bae32"/>
    </style:style>
    <style:style style:name="P11" style:family="paragraph" style:parent-style-name="Text_20_body">
      <style:text-properties officeooo:rsid="003395f3" officeooo:paragraph-rsid="003395f3"/>
    </style:style>
    <style:style style:name="P12" style:family="paragraph" style:parent-style-name="Text_20_body">
      <style:text-properties officeooo:rsid="00358963" officeooo:paragraph-rsid="00358963"/>
    </style:style>
    <style:style style:name="P13" style:family="paragraph" style:parent-style-name="Text_20_body">
      <style:text-properties officeooo:rsid="0038805a" officeooo:paragraph-rsid="0038805a"/>
    </style:style>
    <style:style style:name="P14" style:family="paragraph" style:parent-style-name="Heading_20_1">
      <style:text-properties fo:language="es" fo:country="none"/>
    </style:style>
    <style:style style:name="P15" style:family="paragraph" style:parent-style-name="Heading_20_1">
      <style:text-properties fo:language="es" fo:country="none" officeooo:paragraph-rsid="001a9fba"/>
    </style:style>
    <style:style style:name="P16" style:family="paragraph" style:parent-style-name="Heading_20_2">
      <style:text-properties officeooo:rsid="001509d3" officeooo:paragraph-rsid="001509d3"/>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Text_20_body">
      <style:text-properties fo:language="es" fo:country="none"/>
    </style:style>
    <style:style style:name="P20" style:family="paragraph" style:parent-style-name="Text_20_body">
      <style:text-properties officeooo:rsid="003d6015" officeooo:paragraph-rsid="003d6015"/>
    </style:style>
    <style:style style:name="P21" style:family="paragraph" style:parent-style-name="Text_20_body">
      <style:paragraph-properties fo:text-indent="0in" style:auto-text-indent="false"/>
      <style:text-properties officeooo:rsid="003d6015" officeooo:paragraph-rsid="003d6015"/>
    </style:style>
    <style:style style:name="P22" style:family="paragraph" style:parent-style-name="Text_20_body">
      <style:text-properties officeooo:rsid="003e5f2a" officeooo:paragraph-rsid="003e5f2a"/>
    </style:style>
    <style:style style:name="P23" style:family="paragraph" style:parent-style-name="Text_20_body">
      <style:text-properties officeooo:rsid="00433fe4" officeooo:paragraph-rsid="00433fe4"/>
    </style:style>
    <style:style style:name="P24" style:family="paragraph" style:parent-style-name="Text_20_body">
      <style:paragraph-properties fo:text-indent="0in" style:auto-text-indent="false"/>
      <style:text-properties officeooo:rsid="00433fe4" officeooo:paragraph-rsid="00433fe4"/>
    </style:style>
    <style:style style:name="P25" style:family="paragraph" style:parent-style-name="Text_20_body">
      <style:paragraph-properties fo:text-indent="0in" style:auto-text-indent="false"/>
    </style:style>
    <style:style style:name="P26" style:family="paragraph" style:parent-style-name="Text_20_body">
      <style:text-properties officeooo:rsid="0046c627" officeooo:paragraph-rsid="0046c627"/>
    </style:style>
    <style:style style:name="P27" style:family="paragraph" style:parent-style-name="Text_20_body">
      <style:paragraph-properties fo:text-indent="0in" style:auto-text-indent="false"/>
      <style:text-properties officeooo:rsid="0046c627" officeooo:paragraph-rsid="0046c627"/>
    </style:style>
    <style:style style:name="P28" style:family="paragraph" style:parent-style-name="Text_20_body">
      <style:text-properties officeooo:rsid="004d276d" officeooo:paragraph-rsid="004d276d"/>
    </style:style>
    <style:style style:name="T1" style:family="text">
      <style:text-properties fo:font-variant="normal" fo:text-transform="none" fo:color="#000000" loext:opacity="100%" style:font-name="Roboto" fo:font-size="12pt" fo:letter-spacing="normal" fo:font-style="normal" fo:font-weight="normal"/>
    </style:style>
    <style:style style:name="T2" style:family="text">
      <style:text-properties fo:font-variant="normal" fo:text-transform="none" fo:color="#000000" loext:opacity="100%" style:font-name="Times New Roman" fo:font-size="12pt" fo:letter-spacing="normal" fo:language="es" fo:country="none" fo:font-style="normal" fo:font-weight="normal" style:font-weight-asian="normal" style:font-weight-complex="normal"/>
    </style:style>
    <style:style style:name="T3" style:family="text">
      <style:text-properties fo:font-variant="normal" fo:text-transform="none" fo:color="#000000" loext:opacity="100%" style:font-name="Times New Roman" fo:font-size="12pt" fo:letter-spacing="normal" fo:font-style="normal" fo:font-weight="normal" style:font-weight-asian="normal" style:font-weight-complex="normal"/>
    </style:style>
    <style:style style:name="T4" style:family="text">
      <style:text-properties fo:font-variant="normal" fo:text-transform="none" fo:color="#000000" loext:opacity="100%" style:font-name="Times New Roman" fo:letter-spacing="normal" fo:font-weight="normal" style:font-weight-asian="normal" style:font-weight-complex="normal"/>
    </style:style>
    <style:style style:name="T5" style:family="text">
      <style:text-properties fo:font-variant="normal" fo:text-transform="none" fo:color="#333333" loext:opacity="100%" style:font-name="Lato" fo:font-size="10.5pt" fo:letter-spacing="normal" fo:language="es" fo:country="none" fo:font-style="normal" fo:font-weight="normal" officeooo:rsid="001fba65"/>
    </style:style>
    <style:style style:name="T6" style:family="text">
      <style:text-properties fo:font-weight="normal" style:font-weight-asian="normal" style:font-weight-complex="normal"/>
    </style:style>
    <style:style style:name="T7" style:family="text">
      <style:text-properties fo:language="es" fo:country="none"/>
    </style:style>
    <style:style style:name="T8" style:family="text">
      <style:text-properties fo:language="es" fo:country="none" officeooo:rsid="0038805a"/>
    </style:style>
    <style:style style:name="T9" style:family="text">
      <style:text-properties fo:language="es" fo:country="none" officeooo:rsid="0046c627"/>
    </style:style>
    <style:style style:name="T10" style:family="text">
      <style:text-properties fo:language="es" fo:country="none" officeooo:rsid="004ade7f"/>
    </style:style>
    <style:style style:name="T11" style:family="text">
      <style:text-properties fo:language="es" fo:country="none" officeooo:rsid="005059d8"/>
    </style:style>
    <style:style style:name="T12" style:family="text">
      <style:text-properties fo:language="es" fo:country="none" officeooo:rsid="005166c4"/>
    </style:style>
    <style:style style:name="T13" style:family="text">
      <style:text-properties officeooo:rsid="001b0b2b"/>
    </style:style>
    <style:style style:name="T14" style:family="text">
      <style:text-properties officeooo:rsid="0020873e"/>
    </style:style>
    <style:style style:name="T15" style:family="text">
      <style:text-properties officeooo:rsid="002d29b0"/>
    </style:style>
    <style:style style:name="T16" style:family="text">
      <style:text-properties officeooo:rsid="002fb7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efina Pulido de metales e indique por lo menos tres procesos de pulido. </text:h>
      <text:p text:style-name="P8">El pulido es un proceso mediante el cual se trabaja la superficie de una pieza con un material o herramienta abrasiva para alisar, dar brillo y eliminar imperfecciones o desgastes que haya sufrido la superficie del material.</text:p>
      <text:h text:style-name="Heading_20_2" text:outline-level="2"><text:span text:style-name="Strong_20_Emphasis"><text:span text:style-name="T6">Pulido Mecánico</text:span></text:span></text:h>
      <text:p text:style-name="Text_20_body">Este proceso se realiza utilizando herramientas abrasivas mecánicas, como discos o ruedas de pulido, a menudo acopladas a una máquina. El abrasivo desgasta la superficie para eliminar las imperfecciones y darle suavidad o brillo.</text:p>
      <text:p text:style-name="Text_20_body">El proceso de pulido mecánico se puede dividir en dos etapas: esmerilado y pulido. En la primera etapa, se utilizan técnicas abrasivas para producir una superficie lisa y plana. En la segunda etapa, se utilizan abrasivos finos sobre poleas para dar una superficie lisa y brillante.</text:p>
      <text:h text:style-name="P16" text:outline-level="2">Pulido Electroquimico</text:h>
      <text:p text:style-name="P1"/>
      <text:p text:style-name="P1">El electropulido es un tratamiento superficial electroquímico mediante el cual el metal a pulir actúa como ánodo en una celda electrolítica, disolviéndose. </text:p>
      <text:p text:style-name="P1">Con la aplicación de corriente, se forma un film polarizado en la superficie metálica bajo tratamiento, permitiendo que los iones metálicos se extiendan a través de dicho film. Las micro y macro proyecciones, puntos altos de la superficie rugosa, al igual que las zonas con rebabas, son áreas de mayor densidad de corriente que el resto de la superficie y se disuelven a mayor velocidad, dando lugar a una superficie más lisa, nivelada y/o por tanto, menor rugosidad.</text:p>
      <text:h text:style-name="Heading_20_2" text:outline-level="2"><text:soft-page-break/>Pulido con Fluidos Abrasivos </text:h>
      <text:p text:style-name="Text_20_body"><text:span text:style-name="T1">Generalmente, el pulido implica el uso de uno o varios de los siguientes abrasivos: diamante, óxido de aluminio (Al2O3) y dióxido de silicio amorfo (SiO2) en suspensión coloidal.</text:span> </text:p>
      <text:p text:style-name="P4"><text:a xlink:type="simple" xlink:href="https://eonsi.eu/pulido-de-metales-fases-del-proceso-eonsi/" text:style-name="Internet_20_link" text:visited-style-name="Visited_20_Internet_20_Link">https://eonsi.eu/pulido-de-metales-fases-del-proceso-eonsi/</text:a>.</text:p>
      <text:p text:style-name="P5"><text:a xlink:type="simple" xlink:href="https://larapiscinas.com/pulido-mecanico-y-electropulido-que-son-y-en-que-se-diferencian/" text:style-name="Internet_20_link" text:visited-style-name="Visited_20_Internet_20_Link">https://larapiscinas.com/pulido-mecanico-y-electropulido-que-son-y-en-que-se-diferencian/</text:a>.</text:p>
      <text:p text:style-name="P5"><text:a xlink:type="simple" xlink:href="https://www.buehler.com/mx/blog/abrasivos-de-pulido/" text:style-name="Internet_20_link" text:visited-style-name="Visited_20_Internet_20_Link">https://www.buehler.com/mx/blog/abrasivos-de-pulido/</text:a>.</text:p>
      <text:h text:style-name="P15" text:outline-level="1">¿Qué es el arenado, sandblasting o chorro de arena? ¿Y cuáles son los materiales sustitutos de arena utilizados en este proceso?</text:h>
      <text:p text:style-name="Text_20_body"><text:span text:style-name="T2">Esta técnica consiste en la limpieza o remoción de materiales de una superficie por la acción de un material abrasivo granulado que es expulsado por una </text:span><text:span text:style-name="Strong_20_Emphasis"><text:span text:style-name="T2">maquina de aire comprimido</text:span></text:span><text:span text:style-name="T2"> a través de una boquilla, dentro de la</text:span><text:span text:style-name="Strong_20_Emphasis"><text:span text:style-name="T2"> máquina de aire comprimido</text:span></text:span><text:span text:style-name="T2"> se mezcla el aire y la arena desplazándola a través de una boquilla de mano para poder dirigir las partículas hacia la superficie que estemos trabajando.</text:span></text:p>
      <text:p text:style-name="Text_20_body"><text:span text:style-name="T4"> </text:span><text:span text:style-name="T3">El </text:span><text:span text:style-name="Strong_20_Emphasis"><text:span text:style-name="T3">sandblasting </text:span></text:span><text:span text:style-name="T3">es usado usualmente para remover oxido, o cualquier tipo de cobertura de superficies para prepararlas para un recubrimiento, pero no es solamente esa su función, hay muchas más funciones de </text:span><text:span text:style-name="Strong_20_Emphasis"><text:span text:style-name="T3">sanblasting</text:span></text:span><text:span text:style-name="T3">  además de lo ya antes mencionado.</text:span></text:p>
      <text:p text:style-name="P6">Entre los materiales que se pueden usar para esta tecnica estan:</text:p>
      <text:p text:style-name="Text_20_body">Arena sílica,Óxido de aluminio,Carburo de silicio,Bicarbonato de sodio,Granate, <text:span text:style-name="T13">E</text:span>scoria de cobre, Perla de vidrio, Abrasivo plástico, Granalla de acero.</text:p>
      <text:p text:style-name="P2"><text:span text:style-name="T7"/></text:p>
      <text:p text:style-name="P3"><text:a xlink:type="simple" xlink:href="https://compresoresairman.com/que-es-el-sandlasting-arenado-o-chorro-de-arena/" text:style-name="Internet_20_link" text:visited-style-name="Visited_20_Internet_20_Link"><text:span text:style-name="T7">https://compresoresairman.com/que-es-el-sandlasting-arenado-o-chorro-de-arena/</text:span></text:a><text:span text:style-name="T7">.</text:span></text:p>
      <text:h text:style-name="P14" text:outline-level="1"><text:soft-page-break/>¿Qué es un recubrimiento metálico? Y enumere por lo menos 6 tipos de recubrimientos de metales y defínalos </text:h>
      <text:p text:style-name="Text_20_body">Un recubrimiento metálico es una capa fina de otro metal, que puede ser níquel, cobre, oro, cromo u otro metal para mejorar la apariencia, evitar el desgaste o la corrosión del metal base. La tecnica mas comun por su bajo costo es la electrodeposicion, consiste en sumergir la pieza dentro de una solución que contiene los iones del metal que va a recubrir; por lo general a esta solución se le llama “baño electrolítico”, debido a que literalmente la pieza “se baña” en esta solución. Una vez hecho esto, se aplica una corriente eléctrica y entonces es posible intercambiar cargas eléctricas con los iones para que estos últimos se adhieran como metal a la superficie de la pieza </text:p>
      <text:h text:style-name="Heading_20_2" text:outline-level="2">Galvanizado</text:h>
      <text:p text:style-name="Text_20_body">es un proceso que consiste en recubrir el acero y el hierro por una capa de zinc que lo protege de la corrosión atmosférica. <text:span text:style-name="T14">El nombre es debido a Luigi Galvani, quien descubrio la posivilidad de recubrir metales con otros.</text:span></text:p>
      <text:h text:style-name="Heading_20_2" text:outline-level="2">Cromado</text:h>
      <text:p text:style-name="P9">El Cromado es el proceso de recubrimiento en el cual el metal a recubrir es introducido en un reciente lleno de cromo liquido y quimicos que faciliten al aderencia de este. Luego se pasa una corriente para iniciar el proceso de aderencia. El cromo es una exelente proteccion contra el oxido ademas de dar un aspecto brillante y elegante.</text:p>
      <text:h text:style-name="P17" text:outline-level="2"/>
      <text:h text:style-name="P18" text:outline-level="2">Recubrimiento en polvo</text:h>
      <text:p text:style-name="P10">Se realiza cargando con energia electroestatica al material a recubrir, <text:span text:style-name="T15">luego se dispara a presion los pigmentos <text:s/>en polvo, esto permite un acabado uniforme en toda la pieza, si se realiza con la tecnica correcta, luego se procede a introducir en un horno para concluier con la inpregnacion del pigmento a la superficie.</text:span></text:p>
      <text:h text:style-name="Heading_20_2" text:outline-level="2">Anodizado</text:h>
      <text:p text:style-name="Text_20_body">El anodizado es un proceso electroquímico mediante el cual se forma una capa de óxido de aluminio en la superficie del metal. Esta capa protectora tiene varias ventajas, como aumentar la resistencia a la corrosió<text:span text:style-name="T16">n.</text:span></text:p>
      <text:p text:style-name="Text_20_body">El proceso de anodizado implica sumergir el aluminio en un electrolito, generalmente ácido sulfúrico o ácido crómico, y aplicar una corriente eléctrica. Esto provoca que se forme una capa de óxido de aluminio en la superficie del metal.</text:p>
      <text:h text:style-name="Heading_20_2" text:outline-level="2">Recubrimiento con Teflón</text:h>
      <text:p text:style-name="P11">Este es un recubrimiento con caracteristicas antiaderentes, utilizado en muchos utensilios y herramientas.. La aplicación del Teflon se efectúa mediante pistolas aerográficas de líquido, electrostáticas, HVLP ó mediante pistolas de polvo. El proceso puede constar de 1, 2, 3, ó más capas de producto, dependiendo de la finalidad del recubrimiento.</text:p>
      <text:h text:style-name="Heading_20_2" text:outline-level="2">Niquelado</text:h>
      <text:p text:style-name="P12">El niquelado se realiza mediante la electrolisis,Este proceso consiste en un baño electrolítico sumergiendo las piezas a recubrir en una solución líquida de sulfatos, cloruros y otras sustancias que favorecen la humectación, ductilidad, purificación y brillo del acabado final.</text:p>
      <text:p text:style-name="P12"/>
      <text:p text:style-name="P12"><text:soft-page-break/>El recubrimiento se logra haciendo pasar una carga positiva en los trozos de níquel que se emplearán y una carga negativa en la pieza metálica que se está tratando, los cuales forman un circuito cerrado con la transmisión de la energía que atraviesa por la solución líquida en que están sumergidos.</text:p>
      <text:p text:style-name="P7"><text:a xlink:type="simple" xlink:href="https://www.uaeh.edu.mx/divulgacion-ciencia/recubrimientos-metalicos/index.html#:~:text=Un%20recubrimiento%20metálico%20es%20una,el%20valor%20agregado%20del%20mismo" text:style-name="Internet_20_link" text:visited-style-name="Visited_20_Internet_20_Link">https://www.uaeh.edu.mx/divulgacion-ciencia/recubrimientos-metalicos/index.html#:~:text=Un%20recubrimiento%20metálico%20es%20una,el%20valor%20agregado%20del%20mismo</text:a><text:span text:style-name="T5">.</text:span></text:p>
      <text:p text:style-name="P7"><text:a xlink:type="simple" xlink:href="https://www.ractem.es/blog/es-acero-galvanizado-consiste" text:style-name="Internet_20_link" text:visited-style-name="Visited_20_Internet_20_Link">https://www.ractem.es/blog/es-acero-galvanizado-consiste</text:a><text:span text:style-name="T5">.</text:span></text:p>
      <text:p text:style-name="P7"><text:a xlink:type="simple" xlink:href="https://www.ulbrinox.com.mx/blog/que-es-el-cromado" text:style-name="Internet_20_link" text:visited-style-name="Visited_20_Internet_20_Link">https://www.ulbrinox.com.mx/blog/que-es-el-cromado</text:a><text:span text:style-name="T5">#.</text:span></text:p>
      <text:p text:style-name="P7"><text:a xlink:type="simple" xlink:href="https://www.tiger-coatings.com/mx-es/que-es-el-recubrimiento-en-polvo" text:style-name="Internet_20_link" text:visited-style-name="Visited_20_Internet_20_Link">https://www.tiger-coatings.com/mx-es/que-es-el-recubrimiento-en-polvo</text:a><text:span text:style-name="T5">.</text:span></text:p>
      <text:p text:style-name="P7"><text:a xlink:type="simple" xlink:href="https://umesal.com/que-es-el-proceso-de-anodizado/" text:style-name="Internet_20_link" text:visited-style-name="Visited_20_Internet_20_Link">https://umesal.com/que-es-el-proceso-de-anodizado/</text:a><text:span text:style-name="T5">.</text:span></text:p>
      <text:p text:style-name="P7"><text:a xlink:type="simple" xlink:href="https://www.coatresa.com/recubrimiento-en-teflon/" text:style-name="Internet_20_link" text:visited-style-name="Visited_20_Internet_20_Link">https://www.coatresa.com/recubrimiento-en-teflon/</text:a><text:span text:style-name="T5">.</text:span></text:p>
      <text:p text:style-name="P7"><text:a xlink:type="simple" xlink:href="https://rehisaresortes.mx/blog/que-es-el-proceso-de-niquelado/" text:style-name="Internet_20_link" text:visited-style-name="Visited_20_Internet_20_Link">https://rehisaresortes.mx/blog/que-es-el-proceso-de-niquelado/</text:a><text:span text:style-name="T5">.</text:span></text:p>
      <text:h text:style-name="P14" text:outline-level="1">¿Qué es la dureza? Como se mide y su Clasificación.</text:h>
      <text:p text:style-name="P19">La dureza es una medida de la resistencia a la deformación plástica localizada inducida por indentación mecánica o abrasión. En general, los diferentes materiales difieren en su dureza.La dureza depende de la ductilidad , la rigidez elástica, la plasticidad, la deformación, la resistencia, la tenacidad, la viscoelasticidad y la viscosidad.</text:p>
      <text:p text:style-name="P19">Por lo general, un ensayo de dureza consiste en presionar un objeto (penetrador) con unas medidas y una carga concretos sobre la superficie del material a evaluar. La dureza se determina al medir la profundidad de penetración del penetrador o bien midiendo el tamaño de la impresión dejada por el penetrador.</text:p>
      <text:p text:style-name="P13"><text:soft-page-break/><text:span text:style-name="T7">Como resultado del ensayo se puede clasificar dependiendo del metodo utilizado, dureza de Rockwell, dureza de Leeb o dureza de Vickers.</text:span></text:p>
      <text:p text:style-name="P25"><text:a xlink:type="simple" xlink:href="https://mecanicadelamoto.com/blog/que-es-la-dureza-de-un-material" text:style-name="Internet_20_link" text:visited-style-name="Visited_20_Internet_20_Link"><text:span text:style-name="T7">https://mecanicadelamoto.com/blog/que-es-la-dureza-de-un-material</text:span></text:a><text:span text:style-name="T7">.</text:span></text:p>
      <text:p text:style-name="P25"><text:a xlink:type="simple" xlink:href="https://www.struers.com/es-ES/Knowledge/Hardness-testing#hardnesstestinghowto" text:style-name="Internet_20_link" text:visited-style-name="Visited_20_Internet_20_Link"><text:span text:style-name="T7">https://www.struers.com/es-ES/Knowledge/Hardness-testing#hardnesstestinghowto</text:span></text:a><text:span text:style-name="T7">.</text:span></text:p>
      <text:p text:style-name="P25"><text:a xlink:type="simple" xlink:href="https://www.rapiddirect.com/es/blog/hardness-of-materials/" text:style-name="Internet_20_link" text:visited-style-name="Visited_20_Internet_20_Link"><text:span text:style-name="T7">https://www.rapiddirect.com/es/blog/hardness-of-materials/</text:span></text:a><text:span text:style-name="T7">.</text:span></text:p>
      <text:h text:style-name="P14" text:outline-level="1">¿Qué es el tratamiento térmico y cuáles son sus objetivos?</text:h>
      <text:p text:style-name="P19">El tratamiento térmico es un conjunto de procesos industriales que consisten en modificar las propiedades físicas, mecánicas y/o químicas de los materiales, principalmente aceros y aleaciones metálicas.</text:p>
      <text:p text:style-name="Text_20_body"><text:span text:style-name="T7">Los tratamientos térmicos se realizan en un horno en el que las piezas metálicas se calientan a alta temperatura en una atmósfera gaseosa controlada y elegida en función de las propiedades que se desea modificar: dureza superficial, ductilidad, resistencia al desgaste, aspecto estético, etc. La etapa final de un ciclo de tratamiento térmico es el temple, que consiste en un enfriamiento controlado de las piezas para llevarlas a la temperatura ambiente. El objetivo es obtener piezas con características mecánicas diferentes a las de la pieza inicial. </text:span><text:span text:style-name="T8">En general hay 2 tipos de tratamiento, esta el de núcleo en piezas semiacabadas, como el recocido o el de endurecimiento superficial como la cementacion seguido del temple.</text:span></text:p>
      <text:p text:style-name="P25"><text:a xlink:type="simple" xlink:href="https://es.airliquide.com/soluciones/tratamiento-termico-de-metales/que-es-el-tratamiento-termico-y-cuales-son-sus-objetivos" text:style-name="Internet_20_link" text:visited-style-name="Visited_20_Internet_20_Link"><text:span text:style-name="T8">https://es.airliquide.com/soluciones/tratamiento-termico-de-metales/que-es-el-tratamiento-termico-y-cuales-son-sus-objetivos</text:span></text:a><text:span text:style-name="T8">#.</text:span></text:p>
      <text:p text:style-name="Text_20_body"><text:span text:style-name="T8"/></text:p>
      <text:h text:style-name="P14" text:outline-level="1"><text:soft-page-break/>¿Qué es Conformidad? Explique cómo se Certifica o Evalúa.</text:h>
      <text:p text:style-name="P20"><text:span text:style-name="T7">El termino de conformidad aplicado al contexto que lleva este documento. Acuñado por Philip Crosby y adoptado por la (ISO). Es el grado en que un conjunto de caracteristicas inherentes a un objeto cumple los requisitos.La calidad del producto depende únicamente del grado en que, según la norma, se cumplen los requisitos definidos, por consiguiente, las funciones de la infraestructura de la calidad incluyen la elaboración de normas y el control de la conformidad.</text:span></text:p>
      <text:p text:style-name="P20"><text:span text:style-name="T7">Aunque tambien tenemos la deficicion dada por Joseph Juran, que desde el punto de vista del fabricante, calidad es la ausencia de deficiencias o defectos, mientras que del lado del cliente se resumen en aptitud para el uso.</text:span></text:p>
      <text:p text:style-name="P22"><text:span text:style-name="T7">La evaluación de la conformidad engloba una serie de servicios basados en las funciones básicas de la infraestructura de la calidad (IC): normas, metrología y acreditación.</text:span></text:p>
      <text:p text:style-name="P22"><text:span text:style-name="T7">La evaluación de la conformidad demuestra que se cumplen los requisitos especificados de un producto, proceso, sistema, persona u organismo en la norma ISO/IEC 17000 de la Organización Internacional de Normalización y la Comisión Electrotécnica Internacional Los requisitos especificados suelen estar recogidos en reglamentos, normas y especificaciones técnicas.</text:span></text:p>
      <text:p text:style-name="P22"><text:span text:style-name="T7">Los elementos de la evaluación de la conformidad incluyen la inspección, las pruebas y la certificación utilizadas en todos los campos de la investigación, la innovación, la mejora de los procesos, la productividad, el desarrollo de productos, la conformidad de los productos y muchos más.</text:span></text:p>
      <text:p text:style-name="P21"><text:a xlink:type="simple" xlink:href="https://calidadrd.do/temas-de-calidad/calidad/definicion-de-la-calidad/" text:style-name="Internet_20_link" text:visited-style-name="Visited_20_Internet_20_Link"><text:span text:style-name="T7">https://calidadrd.do/temas-de-calidad/calidad/definicion-de-la-calidad/</text:span></text:a><text:span text:style-name="T7">.</text:span></text:p>
      <text:p text:style-name="P21"><text:a xlink:type="simple" xlink:href="https://calidadrd.do/temas-de-calidad/tc-evaluacion-de-la-conformidad/" text:style-name="Internet_20_link" text:visited-style-name="Visited_20_Internet_20_Link"><text:soft-page-break/><text:span text:style-name="T7">https://calidadrd.do/temas-de-calidad/tc-evaluacion-de-la-conformidad/</text:span></text:a><text:span text:style-name="T7">#.</text:span></text:p>
      <text:h text:style-name="P14" text:outline-level="1">¿Qué es la validación de un proceso o método?</text:h>
      <text:p text:style-name="Text_20_body">Según el VIM la validación de un proceso, procedimiento o método, es verificar que es adecuado para un uso previsto. Es decir, que lo podemos usar para hacer o conseguir lo que queremos.</text:p>
      <text:p text:style-name="P23">Para realizar la validacion en primer lugar se determinan el objetivo del proceso y que debe hacer este para lograrlo, luego se identifican las caracteristicas que debe cumplir para que sea efectivo.</text:p>
      <text:p text:style-name="P24"><text:a xlink:type="simple" xlink:href="https://www.tcmetrologia.com/blog/validacion/" text:style-name="Internet_20_link" text:visited-style-name="Visited_20_Internet_20_Link">https://www.tcmetrologia.com/blog/validacion/</text:a>.</text:p>
      <text:p text:style-name="P23"/>
      <text:h text:style-name="P14" text:outline-level="1">¿Qué es soldadura? y numere 6 tipos.</text:h>
      <text:p text:style-name="Text_20_body"><text:span text:style-name="T7">La soldadura es un proceso utilizado para unir piezas metálicas. Consiste en aplicar una corriente eléctrica para sobrecalentar y fundir el metal el cual, al enfriarse, queda fijo.</text:span></text:p>
      <text:p text:style-name="Text_20_body"><text:span text:style-name="T7"/></text:p>
      <text:h text:style-name="Heading_20_2" text:outline-level="2">MMA o soldadura manual de electrodo</text:h>
      <text:p text:style-name="Text_20_body"><text:span text:style-name="T7">La corriente eléctrica crea un arco voltaico entre una varilla de electrodo revestido consumible y el metal base de la unión a soldar. El arco proporciona el calor necesario para fundir el metal y el electrodo actúa como material de relleno para la fijación. Es el tipo más utilizado debido a su versatilidad y posibilidades de aplicación.</text:span></text:p>
      <text:p text:style-name="Text_20_body"><text:span text:style-name="T7"/></text:p>
      <text:h text:style-name="Heading_20_2" text:outline-level="2"><text:soft-page-break/>MIG o soldadura de arco metálico con gas</text:h>
      <text:p text:style-name="Text_20_body"><text:span text:style-name="T7">La corriente eléctrica crea un arco voltaico entre un hilo continuo consumible y el metal base de la unión a soldar. El hilo de soldar es un alambre que se alimenta de corriente continuamente y funciona como material de unión. Además, el hilo y la base de metal quedan protegidas de la contaminación ambiental mediante una mezcla de gas. De esta manera se consigue una soldadura a mayor velocidad y en posiciones difíciles.</text:span></text:p>
      <text:p text:style-name="Text_20_body"><text:span text:style-name="T7"/></text:p>
      <text:h text:style-name="Heading_20_2" text:outline-level="2"><text:span text:style-name="T7">TI</text:span><text:span text:style-name="T9">G</text:span><text:span text:style-name="T7"> o soldadura de arco, tungsteno y gas</text:span></text:h>
      <text:p text:style-name="Text_20_body"><text:span text:style-name="T7">Este tipo de soldadura utiliza un electrodo de tungsteno no consumible para crear el arco eléctrico. Si el metal base lo requiere, se puede utilizar una aportación como electrodo de relleno. El electrodo y la base de metal están protegidos por una mezcla de gas. El resultado es una soldadura de alta calidad, pero requiere cierta habilidad para aplicarla.</text:span></text:p>
      <text:h text:style-name="Heading_20_2" text:outline-level="2">RSW o Soldadura por resistencia.</text:h>
      <text:p text:style-name="P26"><text:span text:style-name="T7"><text:s/>Una </text:span><text:span text:style-name="T10">de las </text:span><text:span text:style-name="T7"><text:s/>gama de técnicas de soldadura por fusión que logran la coalescencia mediante una combinación de calor y presión. El calor se produce en la unión que debe soldarse mediante resistencia eléctrica al flujo de corriente.</text:span></text:p>
      <text:h text:style-name="Heading_20_2" text:outline-level="2">OAW Soldadura con Oxiacetileno.</text:h>
      <text:p text:style-name="P28">La practica consiste en el calentamiento hasta su fusión de las superficies a soldar puestas en contacto. Esto se produce por medio de la llama oxiacetilénica, con la adición o no del material de aporte.</text:p>
      <text:h text:style-name="P18" text:outline-level="2">FRW Soldadura por friccion.</text:h>
      <text:p text:style-name="P26"><text:span text:style-name="T7">es aquella en la que dos piezas (metales) a unir giran una en relación con la otra aplicando una fuerza de alta presión de una de las piezas contra la otra. Este movimiento crea fricción (rozadura o frotamiento) entre las dos piezas calentando los materiales en las superficies de contacto hasta que se completa el ciclo de soldadura.</text:span></text:p>
      <text:p text:style-name="P26"><text:span text:style-name="T7"/></text:p>
      <text:p text:style-name="P27"><text:a xlink:type="simple" xlink:href="https://www.hierrosmolina.com/blog/que-es-la-soldadura-definicion-tipos-de-electrodos-y-consejos/" text:style-name="Internet_20_link" text:visited-style-name="Visited_20_Internet_20_Link"><text:span text:style-name="T7">https://www.hierrosmolina.com/blog/que-es-la-soldadura-definicion-tipos-de-electrodos-y-consejos/</text:span></text:a><text:span text:style-name="T7">.</text:span></text:p>
      <text:p text:style-name="P27"><text:a xlink:type="simple" xlink:href="https://bccncmilling.com/es/what-is-resistance-welding/" text:style-name="Internet_20_link" text:visited-style-name="Visited_20_Internet_20_Link"><text:span text:style-name="T7">https://bccncmilling.com/es/what-is-resistance-welding/</text:span></text:a><text:span text:style-name="T7">.</text:span></text:p>
      <text:p text:style-name="P27"><text:a xlink:type="simple" xlink:href="https://www.carm.es/web/descarga?ARCHIVO=FD" text:style-name="Internet_20_link" text:visited-style-name="Visited_20_Internet_20_Link"><text:span text:style-name="T7">https://www.carm.es/web/descarga?ARCHIVO=FD</text:span></text:a><text:a xlink:type="simple" xlink:href="https://www.carm.es/web/descarga?ARCHIVO=FD-94.pdf&amp;ALIAS=ARCH&amp;IDCONTENIDO=89892&amp;RASTRO=c721$m4580,9781" text:style-name="Internet_20_link" text:visited-style-name="Visited_20_Internet_20_Link"><text:span text:style-name="T7"> 94.pdf&amp;ALIAS=ARCH&amp;IDCONTENIDO=89892&amp;RASTRO=c721$m4580,9781</text:span></text:a><text:span text:style-name="T7">#.</text:span></text:p>
      <text:p text:style-name="P27"><text:a xlink:type="simple" xlink:href="https://www.areatecnologia.com/tecnologia/soldadura-por-friccion.html" text:style-name="Internet_20_link" text:visited-style-name="Visited_20_Internet_20_Link"><text:span text:style-name="T7">https://www.areatecnologia.com/tecnologia/soldadura-por-friccion.html</text:span></text:a><text:span text:style-name="T7">.</text:span></text:p>
      <text:p text:style-name="P27"><text:span text:style-name="T11"/></text:p>
      <text:h text:style-name="P14" text:outline-level="1">¿Qué es un tornillo esparrago?</text:h>
      <text:p text:style-name="Text_20_body"><text:span text:style-name="T7">Un espárrago es esencialmente un pedazo de barra roscada. Este a menudo se asemeja a un tornillo sin cabeza, aunque algunos pernos tienen cabezas que se incorporan permanentemente en la pieza a la que están unidos. </text:span></text:p>
      <text:p text:style-name="Text_20_body"><text:span text:style-name="T7">Los tornillos espárragos a menudo están diseñados para ser fijados permanentemente a una pieza, demostrando ser un medio de unir otra pieza junto con una tuerca. <text:s/>Este tipo de perno se puede soldar, escarbar o pegar para fijarlo y, por lo tanto, puede tener un cabezal pequeño que lo permite.</text:span></text:p>
      <text:p text:style-name="Text_20_body"><text:soft-page-break/><text:span text:style-name="T7">Alternativamente, un espárrago puede tener una rosca en un extremo, destinada a ser permanentemente atornillada en una pieza, y una rosca automática en el otro extremo para aceptar tuercas. <text:s/></text:span></text:p>
      <text:p text:style-name="P25"><text:a xlink:type="simple" xlink:href="https://www.mundialdetornillos.com/noticias/esparragos-de-acero" text:style-name="Internet_20_link" text:visited-style-name="Visited_20_Internet_20_Link"><text:span text:style-name="T7">https://www.mundialdetornillos.com/noticias/esparragos-de-acero</text:span></text:a><text:span text:style-name="T7">.</text:span></text:p>
      <text:p text:style-name="Text_20_body"><text:span text:style-name="T7"/></text:p>
      <text:h text:style-name="P14" text:outline-level="1">¿Qué es un tornillo prisionero?</text:h>
      <text:p text:style-name="Text_20_body"><text:span text:style-name="T7"><text:s/></text:span><text:span text:style-name="T12">T</text:span><text:span text:style-name="T7">ambién conocido como Tornillo Opresor Allen o Tornillo Prisionero Allen es un tipo especial de tornillo que se utiliza para evitar el movimiento relativo de <text:s/>dos piezas. </text:span></text:p>
      <text:p text:style-name="Text_20_body"><text:span text:style-name="T7">El diseño de los tornillos prisioneros significa que están destinados a ofrecer esta facilidad de sujeción o unión segura sin el uso de una tuerca, a diferencia de la disposición típica que se encuentra con la mayoría de los tornillos.</text:span></text:p>
      <text:p text:style-name="P25"><text:a xlink:type="simple" xlink:href="https://tecnofijaciones.com/tuercas-tornillos-y-pernos/opresor-allen/" text:style-name="Internet_20_link" text:visited-style-name="Visited_20_Internet_20_Link"><text:span text:style-name="T7">https://tecnofijaciones.com/tuercas-tornillos-y-pernos/opresor-allen/</text:span></text:a><text:span text:style-name="T7">#.</text:span></text:p>
      <text:p text:style-name="Text_20_body"><text:span text:style-name="T7"/></text:p>
      <text:h text:style-name="P14" text:outline-level="1">¿Qué es un cáncamo? Y para qué sirve </text:h>
      <text:p text:style-name="Text_20_body"><text:span text:style-name="T7">Un cáncamo es un herramienta de izaje, es conformado por una rosca y un ojal, la rosca se acopla en el componente a levantar y el diámetro de esta determina la capacidad de carga del cáncamo.</text:span></text:p>
      <text:p text:style-name="Text_20_body"><text:span text:style-name="T7">El ojal puede recibir y fijar grilletes, tornillos tensores, terminales de horquilla, mosquetones, etc.</text:span></text:p>
      <text:p text:style-name="P25"><text:a xlink:type="simple" xlink:href="https://elementosdeizaje.com/cancamo/" text:style-name="Internet_20_link" text:visited-style-name="Visited_20_Internet_20_Link"><text:span text:style-name="T7">https://elementosdeizaje.com/cancamo/</text:span></text:a><text:span text:style-name="T7">.</text:span></text:p>
      <text:p text:style-name="Text_20_body"><text:span text:style-name="T7"/></text:p>
      <text:h text:style-name="P14" text:outline-level="1"><text:soft-page-break/>¿Qué es un bulón? Mencione los principales tipos que existen y sus aplicaciones. </text:h>
      <text:p text:style-name="Text_20_body"><text:span text:style-name="T7"/></text:p>
      <text:h text:style-name="P14" text:outline-level="1">¿Qué es un cuñero o chavetero? Y en que se aplica</text:h>
      <text:h text:style-name="P14" text:outline-level="1">¿Qué es un pin o pasador? Y explique sus usos</text:h>
      <text:h text:style-name="P14" text:outline-level="1">¿Qué es un casquillo? De ejemplos</text:h>
      <text:h text:style-name="P14" text:outline-level="1">¿Qué es un rodamiento y para qué sirve?</text:h>
      <text:h text:style-name="P14" text:outline-level="1">¿Qué es un trinquete y para qué sirve?</text:h>
      <text:h text:style-name="P14" text:outline-level="1">Defina engranaje y cuantos tipos existen</text:h>
      <text:h text:style-name="P14" text:outline-level="1">¿Qué es una leva?</text:h>
      <text:h text:style-name="P14" text:outline-level="1">¿Qué es una chumacera? ¿En qué se utiliza?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style:font-face style:name="Roboto" svg:font-family="Roboto, sans-serif"/>
    <style:font-face style:name="Texta" svg:font-family="Texta"/>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200%" fo:text-indent="0.5in" style:auto-text-indent="false" style:page-number="auto"/>
      <style:text-properties style:font-name="Times New Roman3" fo:font-family="'Times New Roman'"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Negrita" style:font-family-generic="roman" style:font-pitch="variable" fo:font-size="12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1" fo:font-family="'Times New Roman'" style:font-style-name="Cursiva" style:font-family-generic="roman" style:font-pitch="variable" fo:font-size="12pt" fo:font-style="italic" fo:font-weight="normal"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4:20:01.126000000</meta:creation-date>
    <dc:date>2024-10-18T15:07:18.905000000</dc:date>
    <meta:editing-duration>PT5H26M</meta:editing-duration>
    <meta:editing-cycles>46</meta:editing-cycles>
    <meta:generator>LibreOffice/24.2.4.2$Windows_X86_64 LibreOffice_project/51a6219feb6075d9a4c46691dcfe0cd9c4fff3c2</meta:generator>
    <meta:document-statistic meta:table-count="0" meta:image-count="0" meta:object-count="0" meta:page-count="12" meta:paragraph-count="105" meta:word-count="2307" meta:character-count="15670" meta:non-whitespace-character-count="13482"/>
  </office:meta>
</office:document-meta>
</file>